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text-properties fo:color="#800000" fo:font-weight="bold" style:font-weight-asian="bold" style:font-weight-complex="bold"/>
    </style:style>
    <style:style style:name="P5" style:family="paragraph">
      <style:text-properties fo:color="#008000" fo:font-weight="bold" style:font-weight-asian="bold" style:font-weight-complex="bold"/>
    </style:style>
    <style:style style:name="P6" style:family="paragraph">
      <style:text-properties fo:color="#ff950e" fo:font-weight="bold" style:font-weight-asian="bold" style:font-weight-complex="bold"/>
    </style:style>
    <style:style style:name="P7" style:family="paragraph">
      <style:paragraph-properties fo:margin-left="1.2cm" fo:margin-right="0cm" fo:text-indent="0cm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Courier 10 Pitch1" fo:font-size="28pt" style:font-size-asian="28pt" style:font-size-complex="28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ff950e" style:font-name="Liberation Sans" fo:font-size="18pt" fo:font-weight="bold" style:letter-kerning="true" style:font-name-asian="AR PL UMing HK" style:font-size-asian="18pt" style:font-weight-asian="bold" style:font-name-complex="Lohit Hindi" style:font-size-complex="18pt" style:font-weight-complex="bold"/>
    </style:style>
    <style:style style:name="T6" style:family="text">
      <style:text-properties fo:color="#ff950e" style:font-name="Liberation Sans" fo:font-size="18pt" style:letter-kerning="true" style:font-name-asian="AR PL UMing HK" style:font-size-asian="18pt" style:font-name-complex="Lohit Hindi" style:font-size-complex="18pt"/>
    </style:style>
    <style:style style:name="T7" style:family="text">
      <style:text-properties fo:color="#ff950e" style:text-position="super 58%" style:font-name="Liberation Sans" fo:font-size="18pt" style:letter-kerning="true" style:font-name-asian="AR PL UMing HK" style:font-size-asian="18pt" style:font-name-complex="Lohit Hindi" style:font-size-complex="18pt"/>
    </style:style>
    <style:style style:name="T8" style:family="text">
      <style:text-properties style:font-name="Courier 10 Pitch1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89cm" fo:height="0.289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89cm" fo:height="0.289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89cm" fo:height="0.28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89cm" fo:height="0.28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89cm" fo:height="0.289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89cm" fo:height="0.289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89cm" fo:height="0.289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89cm" fo:height="0.28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89cm" fo:height="0.28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1.016cm" svg:y1="19.946cm" svg:x2="15.647cm" svg:y2="19.935cm">
          <text:p/>
        </draw:line>
        <draw:line draw:style-name="gr1" draw:text-style-name="P1" draw:layer="layout" svg:x1="5.216cm" svg:y1="18.846cm" svg:x2="9.847cm" svg:y2="18.835cm">
          <text:p/>
        </draw:line>
        <draw:line draw:style-name="gr1" draw:text-style-name="P1" draw:layer="layout" svg:x1="3.715cm" svg:y1="4.145cm" svg:x2="8.346cm" svg:y2="4.134cm">
          <text:p/>
        </draw:line>
        <draw:frame presentation:style-name="pr1" draw:text-style-name="P3" draw:layer="layout" svg:width="25.199cm" svg:height="3.506cm" svg:x="1.4cm" svg:y="0.137cm" presentation:class="title" presentation:user-transformed="true">
          <draw:text-box>
            <text:p text:style-name="P2"><text:span text:style-name="T1">When and how does </text:span><text:span text:style-name="T2">compmerge</text:span><text:span text:style-name="T1"> merge spliced transcripts? </text:span></text:p>
          </draw:text-box>
        </draw:frame>
        <draw:rect draw:style-name="gr2" draw:text-style-name="P1" draw:layer="layout" svg:width="1.177cm" svg:height="0.702cm" svg:x="2.545cm" svg:y="3.81cm">
          <text:p/>
        </draw:rect>
        <draw:rect draw:style-name="gr2" draw:text-style-name="P1" draw:layer="layout" svg:width="1.177cm" svg:height="0.702cm" svg:x="5.446cm" svg:y="3.81cm">
          <text:p/>
        </draw:rect>
        <draw:rect draw:style-name="gr2" draw:text-style-name="P1" draw:layer="layout" svg:width="1.177cm" svg:height="0.702cm" svg:x="8.346cm" svg:y="3.81cm">
          <text:p/>
        </draw:rect>
        <draw:rect draw:style-name="gr2" draw:text-style-name="P1" draw:layer="layout" svg:width="1.177cm" svg:height="0.702cm" svg:x="8.347cm" svg:y="4.91cm">
          <text:p/>
        </draw:rect>
        <draw:line draw:style-name="gr1" draw:text-style-name="P1" draw:layer="layout" svg:x1="6.355cm" svg:y1="5.315cm" svg:x2="8.36cm" svg:y2="5.315cm">
          <text:p/>
        </draw:line>
        <draw:rect draw:style-name="gr2" draw:text-style-name="P1" draw:layer="layout" svg:width="1.626cm" svg:height="0.702cm" svg:x="4.998cm" svg:y="4.91cm">
          <text:p/>
        </draw:rect>
        <draw:frame draw:style-name="gr3" draw:text-style-name="P4" draw:layer="layout" svg:width="4.028cm" svg:height="0.962cm" svg:x="10.711cm" svg:y="6.614cm">
          <draw:text-box>
            <text:p text:style-name="P2"><text:span text:style-name="T3">Not merged</text:span></text:p>
          </draw:text-box>
        </draw:frame>
        <draw:line draw:style-name="gr1" draw:text-style-name="P1" draw:layer="layout" svg:x1="17.116cm" svg:y1="4.145cm" svg:x2="21.747cm" svg:y2="4.134cm">
          <text:p/>
        </draw:line>
        <draw:rect draw:style-name="gr2" draw:text-style-name="P1" draw:layer="layout" svg:width="1.177cm" svg:height="0.702cm" svg:x="15.946cm" svg:y="3.81cm">
          <text:p/>
        </draw:rect>
        <draw:rect draw:style-name="gr2" draw:text-style-name="P1" draw:layer="layout" svg:width="1.177cm" svg:height="0.702cm" svg:x="18.847cm" svg:y="3.81cm">
          <text:p/>
        </draw:rect>
        <draw:rect draw:style-name="gr2" draw:text-style-name="P1" draw:layer="layout" svg:width="1.177cm" svg:height="0.702cm" svg:x="21.747cm" svg:y="3.81cm">
          <text:p/>
        </draw:rect>
        <draw:rect draw:style-name="gr2" draw:text-style-name="P1" draw:layer="layout" svg:width="1.177cm" svg:height="0.702cm" svg:x="21.748cm" svg:y="4.91cm">
          <text:p/>
        </draw:rect>
        <draw:line draw:style-name="gr1" draw:text-style-name="P1" draw:layer="layout" svg:x1="17.124cm" svg:y1="5.283cm" svg:x2="21.761cm" svg:y2="5.315cm">
          <text:p/>
        </draw:line>
        <draw:line draw:style-name="gr4" draw:text-style-name="P1" draw:layer="layout" svg:x1="0cm" svg:y1="8.45cm" svg:x2="28cm" svg:y2="8.45cm">
          <text:p/>
        </draw:line>
        <draw:rect draw:style-name="gr2" draw:text-style-name="P1" draw:layer="layout" svg:width="1.177cm" svg:height="0.702cm" svg:x="15.947cm" svg:y="4.91cm">
          <text:p/>
        </draw:rect>
        <draw:line draw:style-name="gr1" draw:text-style-name="P1" draw:layer="layout" svg:x1="2.683cm" svg:y1="9.531cm" svg:x2="10.006cm" svg:y2="9.516cm">
          <text:p/>
        </draw:line>
        <draw:rect draw:style-name="gr2" draw:text-style-name="P1" draw:layer="layout" svg:width="1.177cm" svg:height="0.702cm" svg:x="4.205cm" svg:y="9.192cm">
          <text:p/>
        </draw:rect>
        <draw:rect draw:style-name="gr2" draw:text-style-name="P1" draw:layer="layout" svg:width="1.177cm" svg:height="0.702cm" svg:x="7.106cm" svg:y="9.192cm">
          <text:p/>
        </draw:rect>
        <draw:rect draw:style-name="gr2" draw:text-style-name="P1" draw:layer="layout" svg:width="1.177cm" svg:height="0.702cm" svg:x="10.006cm" svg:y="9.192cm">
          <text:p/>
        </draw:rect>
        <draw:rect draw:style-name="gr2" draw:text-style-name="P1" draw:layer="layout" svg:width="1.177cm" svg:height="0.702cm" svg:x="10.007cm" svg:y="10.292cm">
          <text:p/>
        </draw:rect>
        <draw:line draw:style-name="gr1" draw:text-style-name="P1" draw:layer="layout" svg:x1="8.015cm" svg:y1="10.697cm" svg:x2="10.02cm" svg:y2="10.697cm">
          <text:p/>
        </draw:line>
        <draw:frame draw:style-name="gr3" draw:text-style-name="P5" draw:layer="layout" svg:width="2.758cm" svg:height="0.962cm" svg:x="12.213cm" svg:y="11.555cm">
          <draw:text-box>
            <text:p text:style-name="P2"><text:span text:style-name="T4">Merged</text:span></text:p>
          </draw:text-box>
        </draw:frame>
        <draw:rect draw:style-name="gr2" draw:text-style-name="P1" draw:layer="layout" svg:width="0.564cm" svg:height="0.702cm" svg:x="7.72cm" svg:y="10.292cm">
          <text:p/>
        </draw:rect>
        <draw:rect draw:style-name="gr2" draw:text-style-name="P1" draw:layer="layout" svg:width="1.177cm" svg:height="0.702cm" svg:x="1.506cm" svg:y="9.192cm">
          <text:p/>
        </draw:rect>
        <draw:line draw:style-name="gr4" draw:text-style-name="P1" draw:layer="layout" svg:x1="0cm" svg:y1="13.15cm" svg:x2="28cm" svg:y2="13.15cm">
          <text:p/>
        </draw:line>
        <draw:line draw:style-name="gr1" draw:text-style-name="P1" draw:layer="layout" svg:x1="2.315cm" svg:y1="14.145cm" svg:x2="6.946cm" svg:y2="14.134cm">
          <text:p/>
        </draw:line>
        <draw:rect draw:style-name="gr2" draw:text-style-name="P1" draw:layer="layout" svg:width="1.177cm" svg:height="0.702cm" svg:x="1.145cm" svg:y="13.81cm">
          <text:p/>
        </draw:rect>
        <draw:rect draw:style-name="gr2" draw:text-style-name="P1" draw:layer="layout" svg:width="1.177cm" svg:height="0.702cm" svg:x="4.046cm" svg:y="13.81cm">
          <text:p/>
        </draw:rect>
        <draw:rect draw:style-name="gr2" draw:text-style-name="P1" draw:layer="layout" svg:width="1.177cm" svg:height="0.702cm" svg:x="6.946cm" svg:y="13.81cm">
          <text:p/>
        </draw:rect>
        <draw:line draw:style-name="gr1" draw:text-style-name="P1" draw:layer="layout" svg:x1="5.215cm" svg:y1="15.245cm" svg:x2="9.846cm" svg:y2="15.234cm">
          <text:p/>
        </draw:line>
        <draw:rect draw:style-name="gr2" draw:text-style-name="P1" draw:layer="layout" svg:width="1.177cm" svg:height="0.702cm" svg:x="4.045cm" svg:y="14.91cm">
          <text:p/>
        </draw:rect>
        <draw:rect draw:style-name="gr2" draw:text-style-name="P1" draw:layer="layout" svg:width="1.177cm" svg:height="0.702cm" svg:x="6.946cm" svg:y="14.91cm">
          <text:p/>
        </draw:rect>
        <draw:rect draw:style-name="gr2" draw:text-style-name="P1" draw:layer="layout" svg:width="1.177cm" svg:height="0.702cm" svg:x="9.846cm" svg:y="14.91cm">
          <text:p/>
        </draw:rect>
        <draw:line draw:style-name="gr1" draw:text-style-name="P1" draw:layer="layout" svg:x1="8.115cm" svg:y1="16.345cm" svg:x2="12.746cm" svg:y2="16.334cm">
          <text:p/>
        </draw:line>
        <draw:rect draw:style-name="gr2" draw:text-style-name="P1" draw:layer="layout" svg:width="1.177cm" svg:height="0.702cm" svg:x="6.945cm" svg:y="16.01cm">
          <text:p/>
        </draw:rect>
        <draw:rect draw:style-name="gr2" draw:text-style-name="P1" draw:layer="layout" svg:width="1.177cm" svg:height="0.702cm" svg:x="9.846cm" svg:y="16.01cm">
          <text:p/>
        </draw:rect>
        <draw:rect draw:style-name="gr2" draw:text-style-name="P1" draw:layer="layout" svg:width="1.177cm" svg:height="0.702cm" svg:x="12.746cm" svg:y="16.01cm">
          <text:p/>
        </draw:rect>
        <draw:line draw:style-name="gr1" draw:text-style-name="P1" draw:layer="layout" svg:x1="11.015cm" svg:y1="17.445cm" svg:x2="15.646cm" svg:y2="17.434cm">
          <text:p/>
        </draw:line>
        <draw:rect draw:style-name="gr2" draw:text-style-name="P1" draw:layer="layout" svg:width="1.177cm" svg:height="0.702cm" svg:x="9.845cm" svg:y="17.11cm">
          <text:p/>
        </draw:rect>
        <draw:rect draw:style-name="gr2" draw:text-style-name="P1" draw:layer="layout" svg:width="1.177cm" svg:height="0.702cm" svg:x="12.746cm" svg:y="17.11cm">
          <text:p/>
        </draw:rect>
        <draw:rect draw:style-name="gr2" draw:text-style-name="P1" draw:layer="layout" svg:width="1.177cm" svg:height="0.702cm" svg:x="15.646cm" svg:y="17.11cm">
          <text:p/>
        </draw:rect>
        <draw:frame draw:style-name="gr3" draw:text-style-name="P6" draw:layer="layout" svg:width="10.273cm" svg:height="2.432cm" svg:x="17.5cm" svg:y="18.545cm">
          <draw:text-box>
            <text:p text:style-name="P2"><text:span text:style-name="T5">2 first merged and 2 last merged</text:span></text:p>
            <text:p text:style-name="P2"><text:span text:style-name="T6">(3</text:span><text:span text:style-name="T7">rd </text:span><text:span text:style-name="T6">one does not have any </text:span></text:p>
            <text:p text:style-name="P2"><text:span text:style-name="T6">intronic bp in common with 1</text:span><text:span text:style-name="T7">st</text:span><text:span text:style-name="T6">)</text:span></text:p>
          </draw:text-box>
        </draw:frame>
        <draw:line draw:style-name="gr5" draw:text-style-name="P1" draw:layer="layout" svg:x1="2.122cm" svg:y1="5.95cm" svg:x2="10.393cm" svg:y2="5.95cm">
          <text:p/>
        </draw:line>
        <draw:line draw:style-name="gr6" draw:text-style-name="P1" draw:layer="layout" svg:x1="15.223cm" svg:y1="5.95cm" svg:x2="23.494cm" svg:y2="5.95cm">
          <text:p/>
        </draw:line>
        <draw:line draw:style-name="gr1" draw:text-style-name="P1" draw:layer="layout" svg:x1="3.716cm" svg:y1="6.645cm" svg:x2="8.347cm" svg:y2="6.634cm">
          <text:p/>
        </draw:line>
        <draw:rect draw:style-name="gr2" draw:text-style-name="P1" draw:layer="layout" svg:width="1.177cm" svg:height="0.702cm" svg:x="2.546cm" svg:y="6.31cm">
          <text:p/>
        </draw:rect>
        <draw:rect draw:style-name="gr2" draw:text-style-name="P1" draw:layer="layout" svg:width="1.177cm" svg:height="0.702cm" svg:x="5.447cm" svg:y="6.31cm">
          <text:p/>
        </draw:rect>
        <draw:rect draw:style-name="gr2" draw:text-style-name="P1" draw:layer="layout" svg:width="1.177cm" svg:height="0.702cm" svg:x="8.347cm" svg:y="6.31cm">
          <text:p/>
        </draw:rect>
        <draw:rect draw:style-name="gr2" draw:text-style-name="P1" draw:layer="layout" svg:width="1.177cm" svg:height="0.702cm" svg:x="8.348cm" svg:y="7.41cm">
          <text:p/>
        </draw:rect>
        <draw:line draw:style-name="gr1" draw:text-style-name="P1" draw:layer="layout" svg:x1="6.356cm" svg:y1="7.815cm" svg:x2="8.361cm" svg:y2="7.815cm">
          <text:p/>
        </draw:line>
        <draw:rect draw:style-name="gr2" draw:text-style-name="P1" draw:layer="layout" svg:width="1.626cm" svg:height="0.702cm" svg:x="4.999cm" svg:y="7.41cm">
          <text:p/>
        </draw:rect>
        <draw:line draw:style-name="gr1" draw:text-style-name="P1" draw:layer="layout" svg:x1="17.117cm" svg:y1="6.645cm" svg:x2="21.748cm" svg:y2="6.634cm">
          <text:p/>
        </draw:line>
        <draw:rect draw:style-name="gr2" draw:text-style-name="P1" draw:layer="layout" svg:width="1.177cm" svg:height="0.702cm" svg:x="15.947cm" svg:y="6.31cm">
          <text:p/>
        </draw:rect>
        <draw:rect draw:style-name="gr2" draw:text-style-name="P1" draw:layer="layout" svg:width="1.177cm" svg:height="0.702cm" svg:x="18.848cm" svg:y="6.31cm">
          <text:p/>
        </draw:rect>
        <draw:rect draw:style-name="gr2" draw:text-style-name="P1" draw:layer="layout" svg:width="1.177cm" svg:height="0.702cm" svg:x="21.748cm" svg:y="6.31cm">
          <text:p/>
        </draw:rect>
        <draw:rect draw:style-name="gr2" draw:text-style-name="P1" draw:layer="layout" svg:width="1.177cm" svg:height="0.702cm" svg:x="21.749cm" svg:y="7.41cm">
          <text:p/>
        </draw:rect>
        <draw:line draw:style-name="gr1" draw:text-style-name="P1" draw:layer="layout" svg:x1="17.125cm" svg:y1="7.783cm" svg:x2="21.762cm" svg:y2="7.815cm">
          <text:p/>
        </draw:line>
        <draw:rect draw:style-name="gr2" draw:text-style-name="P1" draw:layer="layout" svg:width="1.177cm" svg:height="0.702cm" svg:x="15.948cm" svg:y="7.41cm">
          <text:p/>
        </draw:rect>
        <draw:line draw:style-name="gr5" draw:text-style-name="P1" draw:layer="layout" svg:x1="1.034cm" svg:y1="11.327cm" svg:x2="11.594cm" svg:y2="11.35cm">
          <text:p/>
        </draw:line>
        <draw:line draw:style-name="gr1" draw:text-style-name="P1" draw:layer="layout" svg:x1="2.684cm" svg:y1="12.031cm" svg:x2="10.007cm" svg:y2="12.016cm">
          <text:p/>
        </draw:line>
        <draw:rect draw:style-name="gr2" draw:text-style-name="P1" draw:layer="layout" svg:width="1.177cm" svg:height="0.702cm" svg:x="4.206cm" svg:y="11.692cm">
          <text:p/>
        </draw:rect>
        <draw:rect draw:style-name="gr2" draw:text-style-name="P1" draw:layer="layout" svg:width="1.177cm" svg:height="0.702cm" svg:x="7.107cm" svg:y="11.692cm">
          <text:p/>
        </draw:rect>
        <draw:rect draw:style-name="gr2" draw:text-style-name="P1" draw:layer="layout" svg:width="1.177cm" svg:height="0.702cm" svg:x="10.007cm" svg:y="11.692cm">
          <text:p/>
        </draw:rect>
        <draw:rect draw:style-name="gr2" draw:text-style-name="P1" draw:layer="layout" svg:width="1.177cm" svg:height="0.702cm" svg:x="1.507cm" svg:y="11.692cm">
          <text:p/>
        </draw:rect>
        <draw:line draw:style-name="gr5" draw:text-style-name="P1" draw:layer="layout" svg:x1="1.034cm" svg:y1="18.128cm" svg:x2="17.282cm" svg:y2="18.128cm">
          <text:p/>
        </draw:line>
        <draw:line draw:style-name="gr1" draw:text-style-name="P1" draw:layer="layout" svg:x1="2.315cm" svg:y1="18.845cm" svg:x2="6.946cm" svg:y2="18.834cm">
          <text:p/>
        </draw:line>
        <draw:rect draw:style-name="gr2" draw:text-style-name="P1" draw:layer="layout" svg:width="1.177cm" svg:height="0.702cm" svg:x="1.145cm" svg:y="18.51cm">
          <text:p/>
        </draw:rect>
        <draw:rect draw:style-name="gr2" draw:text-style-name="P1" draw:layer="layout" svg:width="1.177cm" svg:height="0.702cm" svg:x="4.046cm" svg:y="18.51cm">
          <text:p/>
        </draw:rect>
        <draw:rect draw:style-name="gr2" draw:text-style-name="P1" draw:layer="layout" svg:width="1.177cm" svg:height="0.702cm" svg:x="6.946cm" svg:y="18.51cm">
          <text:p/>
        </draw:rect>
        <draw:rect draw:style-name="gr2" draw:text-style-name="P1" draw:layer="layout" svg:width="1.177cm" svg:height="0.702cm" svg:x="9.847cm" svg:y="18.51cm">
          <text:p/>
        </draw:rect>
        <draw:line draw:style-name="gr1" draw:text-style-name="P1" draw:layer="layout" svg:x1="8.115cm" svg:y1="19.945cm" svg:x2="12.746cm" svg:y2="19.934cm">
          <text:p/>
        </draw:line>
        <draw:rect draw:style-name="gr2" draw:text-style-name="P1" draw:layer="layout" svg:width="1.177cm" svg:height="0.702cm" svg:x="6.945cm" svg:y="19.61cm">
          <text:p/>
        </draw:rect>
        <draw:rect draw:style-name="gr2" draw:text-style-name="P1" draw:layer="layout" svg:width="1.177cm" svg:height="0.702cm" svg:x="9.846cm" svg:y="19.61cm">
          <text:p/>
        </draw:rect>
        <draw:rect draw:style-name="gr2" draw:text-style-name="P1" draw:layer="layout" svg:width="1.177cm" svg:height="0.702cm" svg:x="12.746cm" svg:y="19.61cm">
          <text:p/>
        </draw:rect>
        <draw:rect draw:style-name="gr2" draw:text-style-name="P1" draw:layer="layout" svg:width="1.177cm" svg:height="0.702cm" svg:x="15.647cm" svg:y="19.61cm"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-0.063cm" presentation:class="title" presentation:user-transformed="true">
          <draw:text-box>
            <text:p text:style-name="P2"><text:span text:style-name="T8">compmerge</text:span> rules</text:p>
          </draw:text-box>
        </draw:frame>
        <draw:frame presentation:style-name="pr3" draw:text-style-name="P7" draw:layer="layout" svg:width="25.199cm" svg:height="17.137cm" svg:x="1.4cm" svg:y="3.414cm" presentation:class="outline" presentation:user-transformed="true">
          <draw:text-box>
            <text:list text:style-name="L2">
              <text:list-item>
                <text:p text:style-name="P2"><text:span text:style-name="T9">Considers mono-exonic and spliced transcripts separately</text:span></text:p>
              </text:list-item>
              <text:list-item>
                <text:p text:style-name="P2"><text:span text:style-name="T9">Merges mono-exonic transcripts based on stranded overlap (1bp)</text:span></text:p>
              </text:list-item>
              <text:list-item>
                <text:p text:style-name="P2"><text:span text:style-name="T9">Merges spliced transcripts only if they fullfill the following pairwise rules:</text:span></text:p>
                <text:list>
                  <text:list-item>
                    <text:p text:style-name="P2"><text:span text:style-name="T9">their extents overlap by at least 1 intronic bp</text:span></text:p>
                  </text:list-item>
                  <text:list-item>
                    <text:p text:style-name="P2"><text:span text:style-name="T9">all their overlapping introns are the same</text:span></text:p>
                  </text:list-item>
                  <text:list-item>
                    <text:p text:style-name="P2"><text:span text:style-name="T9">no bp in their union is exonic in one and intronic in the other</text:span></text:p>
                  </text:list-item>
                </text:list>
              </text:list-item>
              <text:list-item>
                <text:p text:style-name="P2"><text:span text:style-name="T10">Spliced transcript merging:</text:span></text:p>
                <text:list>
                  <text:list-item>
                    <text:p text:style-name="P2"><text:span text:style-name="T9">is done from 5' to 3' (note: might give a different result than if done from 3' to 5'), merges transcripts as they come and records the individual transcripts present in a merged transcript</text:span></text:p>
                  </text:list-item>
                  <text:list-item>
                    <text:p text:style-name="P2"><text:span text:style-name="T9">makes a partition of the input transcripts = 1 transcript can only be included in 1 merged transcript</text:span></text:p>
                  </text:list-item>
                  <text:list-item>
                    <text:p text:style-name="P2"><text:span text:style-name="T9">each new transcript is compared to all the individual transcripts already present in each merged transcript</text:span></text:p>
                  </text:list-item>
                </text:list>
              </text:list-item>
              <text:list-item>
                <text:p text:style-name="P2"><text:span text:style-name="T9">The output file provides the ids of each individual transcript a merged transcript is composed of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FBE81A4.gif" xlink:type="simple" xlink:show="embed" xlink:actuate="onLoad">
            <style:list-level-properties text:space-before="0.3cm" text:min-label-width="0.9cm" style:vertical-pos="middle" style:vertical-rel="line" fo:width="0.289cm" fo:height="0.289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5cm" text:min-label-width="0.9cm" style:vertical-pos="middle" style:vertical-rel="line" fo:width="0.289cm" fo:height="0.289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289cm" fo:height="0.289cm"/>
          </text:list-level-style-image>
          <text:list-level-style-image text:level="4" xlink:href="Pictures/100002000000000A0000000ADFBE81A4.gif" xlink:type="simple" xlink:show="embed" xlink:actuate="onLoad">
            <style:list-level-properties text:space-before="4.2cm" text:min-label-width="0.6cm" style:vertical-pos="middle" style:vertical-rel="line" fo:width="0.289cm" fo:height="0.289cm"/>
          </text:list-level-style-image>
          <text:list-level-style-image text:level="5" xlink:href="Pictures/100002000000000A0000000ADFBE81A4.gif" xlink:type="simple" xlink:show="embed" xlink:actuate="onLoad">
            <style:list-level-properties text:space-before="5.4cm" text:min-label-width="0.6cm" style:vertical-pos="middle" style:vertical-rel="line" fo:width="0.289cm" fo:height="0.289cm"/>
          </text:list-level-style-image>
          <text:list-level-style-image text:level="6" xlink:href="Pictures/100002000000000A0000000ADFBE81A4.gif" xlink:type="simple" xlink:show="embed" xlink:actuate="onLoad">
            <style:list-level-properties text:space-before="6.6cm" text:min-label-width="0.6cm" style:vertical-pos="middle" style:vertical-rel="line" fo:width="0.289cm" fo:height="0.289cm"/>
          </text:list-level-style-image>
          <text:list-level-style-image text:level="7" xlink:href="Pictures/100002000000000A0000000ADFBE81A4.gif" xlink:type="simple" xlink:show="embed" xlink:actuate="onLoad">
            <style:list-level-properties text:space-before="7.8cm" text:min-label-width="0.6cm" style:vertical-pos="middle" style:vertical-rel="line" fo:width="0.289cm" fo:height="0.289cm"/>
          </text:list-level-style-image>
          <text:list-level-style-image text:level="8" xlink:href="Pictures/100002000000000A0000000ADFBE81A4.gif" xlink:type="simple" xlink:show="embed" xlink:actuate="onLoad">
            <style:list-level-properties text:space-before="9cm" text:min-label-width="0.6cm" style:vertical-pos="middle" style:vertical-rel="line" fo:width="0.289cm" fo:height="0.289cm"/>
          </text:list-level-style-image>
          <text:list-level-style-image text:level="9" xlink:href="Pictures/100002000000000A0000000ADFBE81A4.gif" xlink:type="simple" xlink:show="embed" xlink:actuate="onLoad">
            <style:list-level-properties text:space-before="10.2cm" text:min-label-width="0.6cm" style:vertical-pos="middle" style:vertical-rel="line" fo:width="0.289cm" fo:height="0.28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 fo:line-height="100%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 fo:line-height="100%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 fo:line-height="100%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9" style:family="presentation" style:parent-style-name="Default-outline8">
      <style:paragraph-properties fo:margin-top="0cm" fo:margin-bottom="0.1cm" fo:line-height="100%"/>
      <style:text-properties fo:font-size="24pt" style:font-size-asian="24pt" style:font-size-complex="24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00b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Sarah Djebali</meta:initial-creator>
    <meta:creation-date>2011-03-23T09:33:05</meta:creation-date>
    <dc:date>2016-09-05T17:12:02.434245293</dc:date>
    <meta:editing-cycles>98</meta:editing-cycles>
    <meta:editing-duration>P5DT10H29M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